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28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REQUIREMENTS (128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REWARDS (128:2-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REWARDS (128:2-6)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The parents (128:2, 6)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arents (128:2, 6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Prosperity (128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Longevity (128: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REWARDS (128:2-6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arents (128:2, 6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children (128:3-5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8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REQUIREMENTS (128:1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REWARDS (128:2-6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8 </dc:title>
    <meta:initial-creator>David STRICKLAND</meta:initial-creator>
    <dc:creator>David STRICKLAND</dc:creator>
    <meta:creation-date>2020-02-22T19:34:48Z</meta:creation-date>
    <dc:date>2020-02-22T19:34:48Z</dc:date>
    <meta:template xlink:href="BibleStudy" xlink:type="simple"/>
    <meta:editing-cycles>1</meta:editing-cycles>
    <meta:editing-duration>PT0S</meta:editing-duration>
    <meta:document-statistic meta:paragraph-count="14" meta:word-count="74"/>
  </office:meta>
</office:document-meta>
</file>